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187cdd" officeooo:paragraph-rsid="00151d0a"/>
    </style:style>
    <style:style style:name="P2" style:family="paragraph" style:parent-style-name="Subtitle">
      <style:paragraph-properties fo:line-height="150%"/>
    </style:style>
    <style:style style:name="P3" style:family="paragraph" style:parent-style-name="Text_20_body">
      <style:text-properties officeooo:rsid="0026dd2c" officeooo:paragraph-rsid="0026dd2c"/>
    </style:style>
    <style:style style:name="P4" style:family="paragraph" style:parent-style-name="Text_20_body">
      <style:text-properties officeooo:paragraph-rsid="0026dd2c"/>
    </style:style>
    <style:style style:name="P5" style:family="paragraph" style:parent-style-name="Text_20_body">
      <style:text-properties officeooo:rsid="0028d77f" officeooo:paragraph-rsid="0028d77f"/>
    </style:style>
    <style:style style:name="P6" style:family="paragraph" style:parent-style-name="Text_20_body">
      <style:text-properties officeooo:rsid="001eaadb" officeooo:paragraph-rsid="001eaadb"/>
    </style:style>
    <style:style style:name="P7" style:family="paragraph" style:parent-style-name="Text_20_body">
      <style:text-properties officeooo:paragraph-rsid="001eaadb"/>
    </style:style>
    <style:style style:name="P8" style:family="paragraph" style:parent-style-name="Text_20_body">
      <style:text-properties officeooo:rsid="00312f48" officeooo:paragraph-rsid="00312f48"/>
    </style:style>
    <style:style style:name="P9" style:family="paragraph" style:parent-style-name="Title">
      <style:paragraph-properties fo:line-height="100%"/>
      <style:text-properties officeooo:rsid="0018ef12" officeooo:paragraph-rsid="00187cdd"/>
    </style:style>
    <style:style style:name="P10" style:family="paragraph" style:parent-style-name="Text_20_body">
      <style:text-properties officeooo:rsid="0026dd2c" officeooo:paragraph-rsid="0026dd2c"/>
    </style:style>
    <style:style style:name="P11" style:family="paragraph" style:parent-style-name="Text_20_body" style:list-style-name="L1">
      <style:text-properties officeooo:rsid="00229915" officeooo:paragraph-rsid="001eaadb"/>
    </style:style>
    <style:style style:name="P12" style:family="paragraph" style:parent-style-name="Text_20_body" style:list-style-name="L2">
      <style:text-properties officeooo:rsid="001eaadb" officeooo:paragraph-rsid="001eaadb"/>
    </style:style>
    <style:style style:name="P13" style:family="paragraph" style:parent-style-name="Text_20_body" style:list-style-name="L2">
      <style:text-properties officeooo:rsid="002a5455" officeooo:paragraph-rsid="00207a1b"/>
    </style:style>
    <style:style style:name="P14" style:family="paragraph" style:parent-style-name="Text_20_body" style:list-style-name="L3">
      <style:text-properties officeooo:rsid="00312f48" officeooo:paragraph-rsid="00312f48"/>
    </style:style>
    <style:style style:name="P15" style:family="paragraph" style:parent-style-name="Heading_20_1">
      <style:paragraph-properties fo:text-align="center" style:justify-single-word="false"/>
    </style:style>
    <style:style style:name="P16" style:family="paragraph" style:parent-style-name="Heading_20_1">
      <style:paragraph-properties fo:break-before="page"/>
    </style:style>
    <style:style style:name="P17" style:family="paragraph" style:parent-style-name="Heading_20_2" style:list-style-name=""/>
    <style:style style:name="T1" style:family="text">
      <style:text-properties officeooo:rsid="00187cdd"/>
    </style:style>
    <style:style style:name="T2" style:family="text">
      <style:text-properties officeooo:rsid="00229915"/>
    </style:style>
    <style:style style:name="T3" style:family="text">
      <style:text-properties officeooo:rsid="002798ec"/>
    </style:style>
    <style:style style:name="T4" style:family="text">
      <style:text-properties officeooo:rsid="002a5455"/>
    </style:style>
    <style:style style:name="T5" style:family="text">
      <style:text-properties fo:font-style="italic" style:font-style-asian="italic" style:font-style-complex="italic"/>
    </style:style>
    <style:style style:name="T6" style:family="text">
      <style:text-properties officeooo:rsid="003410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
      <text:h text:style-name="P15" text:outline-level="1"/>
      <text:h text:style-name="P15" text:outline-level="1"/>
      <text:h text:style-name="P15" text:outline-level="1"/>
      <text:h text:style-name="P15" text:outline-level="1"/>
      <text:p text:style-name="P9">Chat-sovellus</text:p>
      <text:p text:style-name="P2">Web-palvelinohjelmoin<text:span text:style-name="T1">nin harjoitustyö</text:span></text:p>
      <text:p text:style-name="P1"/>
      <text:h text:style-name="P17" text:outline-level="2"/>
      <text:h text:style-name="P17" text:outline-level="2"/>
      <text:h text:style-name="P16" text:outline-level="1"><text:bookmark-start text:name="__RefHeading__68_673030863"/>Johdanto<text:bookmark-end text:name="__RefHeading__68_673030863"/></text:h>
      <text:p text:style-name="P4"/>
      <text:p text:style-name="P3">Chat-sovelluksessa käyttäjät voivat osallistua keskusteluryhmiin, joissa he voivat lukea ja lähettää viestejä. Keskusteluryhmät sisältävät ryhmän aiheen sekä kyseiseen ryhmään osallistuvat käyttäjät ja ryhmään lähetetyt viestit. Keskusteluryhmään lähetetyt viestit sisältävät viestin sisällön, lähetysajan ja viestin lähettäjän.</text:p>
      <text:p text:style-name="P3">Chat-sovellus on toteutettu Javalla <text:span text:style-name="T3">Spring Boot -projektia käyttäen ja</text:span> PostgreSQL:llä Heroku-palvelimella.</text:p>
      <text:p text:style-name="P3"/>
      <text:h text:style-name="Heading_20_1" text:outline-level="1"><text:bookmark-start text:name="__RefHeading__109_1237444940"/>Käyttötapaukset<text:bookmark-end text:name="__RefHeading__109_1237444940"/></text:h>
      <text:p text:style-name="Text_20_body"/>
      <text:p text:style-name="P5">Kirjautumattoman käyttäjän käyttötapaukset</text:p>
      <text:list xml:id="list3670463232725321211" text:style-name="L1">
        <text:list-item>
          <text:p text:style-name="P11">Sovellukseen rekisteröityminen</text:p>
        </text:list-item>
      </text:list>
      <text:p text:style-name="P6"/>
      <text:p text:style-name="P5">Kirjautuneen käyttäjän käyttötapaukset</text:p>
      <text:list xml:id="list2690754968033513167" text:style-name="L2">
        <text:list-item>
          <text:p text:style-name="P12"><text:span text:style-name="T2">Sovellukseen </text:span>kirjautuminen</text:p>
        </text:list-item>
        <text:list-item>
          <text:p text:style-name="P13">Ryhmien selailu ja lisääminen</text:p>
        </text:list-item>
        <text:list-item>
          <text:p text:style-name="P12"><text:span text:style-name="T2">R</text:span>yhmään osallistuminen</text:p>
        </text:list-item>
        <text:list-item>
          <text:p text:style-name="P12"><text:span text:style-name="T2">V</text:span>iesti<text:span text:style-name="T4">en lukeminen ja lähettäminen</text:span></text:p>
        </text:list-item>
      </text:list>
      <text:p text:style-name="P7"/>
      <text:h text:style-name="Heading_20_1" text:outline-level="1">Käyttöohje</text:h>
      <text:p text:style-name="P8"/>
      <text:p text:style-name="P8">Harjoitustyö sijaitsee osoitteessa <text:span text:style-name="T5">http://mexican-armada-chat.herokuapp.com/login</text:span>. Sovellukseen pääsee kirjautumaan tunnuksilla:</text:p>
      <text:list xml:id="list6246445440776261435" text:style-name="L3">
        <text:list-item>
          <text:p text:style-name="P14">käyttäjätunnus: <text:span text:style-name="T6">testi</text:span></text:p>
        </text:list-item>
        <text:list-item>
          <text:p text:style-name="P14">salasana: <text:span text:style-name="T6">testi</text:span></text:p>
          <text:p text:style-name="P14"/>
        </text:list-item>
      </text:list>
      <text:h text:style-name="Heading_20_1" text:outline-level="1"><text:bookmark-start text:name="__RefHeading__111_1237444940"/>Toteuttamatta jääneet ominaisuudet<text:bookmark-end text:name="__RefHeading__111_12374449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8:21:52.090919844</meta:creation-date>
    <dc:date>2016-12-16T17:19:23.102799329</dc:date>
    <meta:editing-duration>PT1H18M42S</meta:editing-duration>
    <meta:editing-cycles>30</meta:editing-cycles>
    <meta:generator>LibreOffice/4.2.8.2$Linux_X86_64 LibreOffice_project/420m0$Build-2</meta:generator>
    <meta:document-statistic meta:table-count="0" meta:image-count="0" meta:object-count="0" meta:page-count="2" meta:paragraph-count="19" meta:word-count="97" meta:character-count="944" meta:non-whitespace-character-count="944"/>
  </office:meta>
</office:document-meta>
</file>